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7f4" officeooo:paragraph-rsid="001227f4"/>
    </style:style>
    <style:style style:name="P2" style:family="paragraph" style:parent-style-name="Standard">
      <style:text-properties officeooo:rsid="00133739" officeooo:paragraph-rsid="00133739"/>
    </style:style>
    <style:style style:name="P3" style:family="paragraph" style:parent-style-name="Standard">
      <style:text-properties officeooo:rsid="001884eb" officeooo:paragraph-rsid="001884eb"/>
    </style:style>
    <style:style style:name="P4" style:family="paragraph" style:parent-style-name="Standard">
      <style:text-properties officeooo:rsid="001957f0" officeooo:paragraph-rsid="001957f0"/>
    </style:style>
    <style:style style:name="P5" style:family="paragraph" style:parent-style-name="Standard">
      <style:text-properties officeooo:rsid="001afb43" officeooo:paragraph-rsid="001afb43"/>
    </style:style>
    <style:style style:name="P6" style:family="paragraph" style:parent-style-name="Standard">
      <style:text-properties officeooo:rsid="001cbec5" officeooo:paragraph-rsid="001cbec5"/>
    </style:style>
    <style:style style:name="P7" style:family="paragraph" style:parent-style-name="Standard">
      <style:text-properties officeooo:rsid="001e7f5e" officeooo:paragraph-rsid="001e7f5e"/>
    </style:style>
    <style:style style:name="P8" style:family="paragraph" style:parent-style-name="Standard">
      <style:text-properties officeooo:rsid="001e7f5e" officeooo:paragraph-rsid="001e7f5e"/>
    </style:style>
    <style:style style:name="P9" style:family="paragraph" style:parent-style-name="Standard">
      <style:text-properties officeooo:rsid="001f82ca" officeooo:paragraph-rsid="001f82ca"/>
    </style:style>
    <style:style style:name="P10" style:family="paragraph" style:parent-style-name="Standard">
      <style:text-properties officeooo:rsid="00209590" officeooo:paragraph-rsid="00209590"/>
    </style:style>
    <style:style style:name="P11" style:family="paragraph" style:parent-style-name="Standard">
      <style:text-properties officeooo:rsid="00213ff2" officeooo:paragraph-rsid="00213ff2"/>
    </style:style>
    <style:style style:name="T1" style:family="text">
      <style:text-properties officeooo:rsid="0013731c"/>
    </style:style>
    <style:style style:name="T2" style:family="text">
      <style:text-properties officeooo:rsid="0015f810"/>
    </style:style>
    <style:style style:name="T3" style:family="text">
      <style:text-properties officeooo:rsid="0016e05a"/>
    </style:style>
    <style:style style:name="T4" style:family="text">
      <style:text-properties officeooo:rsid="001f67ee"/>
    </style:style>
    <style:style style:name="T5" style:family="text">
      <style:text-properties officeooo:rsid="00218a1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olden electrochemistry</text:p>
      <text:p text:style-name="P1"/>
      <text:p text:style-name="P1">Assuming total derrivative, U=dot U, independence of laws of physics from constant velocity for the force and energy, Lorentz Force Equation, Luminuferous Aether, <text:span text:style-name="T2">Expanding Universe rate </text:span><text:span text:style-name="T3">of</text:span><text:span text:style-name="T2"> alpha</text:span></text:p>
      <text:p text:style-name="Standard"><draw:frame draw:style-name="fr1" draw:name="Object1" text:anchor-type="as-char" svg:y="-0.483cm" svg:width="11.68cm" svg:height="0.6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assuming Aether has no definitely known velocity</text:p>
      <text:p text:style-name="Standard"><draw:frame draw:style-name="fr1" draw:name="Object2" text:anchor-type="as-char" svg:y="-0.621cm" svg:width="6.606cm" svg:height="1.04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2">Magic fairy pixxie dust:</text:p>
      <text:p text:style-name="P2"/>
      <text:p text:style-name="P2"><draw:frame draw:style-name="fr1" draw:name="Object3" text:anchor-type="as-char" svg:y="-0.497cm" svg:width="5.263cm" svg:height="0.8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Exist<text:span text:style-name="T1">e</text:span>nce of electronegativity/electropositivity</text:p>
      <text:p text:style-name="P2"><draw:frame draw:style-name="fr1" draw:name="Object4" text:anchor-type="as-char" svg:y="-0.439cm" svg:width="6.495cm" svg:height="0.59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Valid under non relativistic speeds of the particles and molecules.</text:p>
      <text:p text:style-name="P2"/>
      <text:p text:style-name="P2">No extra assumption</text:p>
      <text:p text:style-name="P2"/>
      <text:p text:style-name="P2"><draw:frame draw:style-name="fr1" draw:name="Object5" text:anchor-type="as-char" svg:y="-0.681cm" svg:width="4.094cm" svg:height="1.06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1" draw:name="Object6" text:anchor-type="as-char" svg:y="-0.621cm" svg:width="3.101cm" svg:height="1.06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3">21 dimensional, 24/25 solution planets, one planet has 4 and possibly another 2, the planet with four physics is where the dark matter to matter has a ratio of 6.</text:p>
      <text:p text:style-name="P4">7+21+35 three solutions, 31 each side of inside and outside, but really 21 inside , 20 ouside, 21 inside a person as if a bacterium or worm.</text:p>
      <text:p text:style-name="P4">Heaven is living inside someones intestines.</text:p>
      <text:p text:style-name="P5">Gold radiators: combinations of one, two or three of:</text:p>
      <text:p text:style-name="P5">Capacitor with one plate charged other not, AC signal</text:p>
      <text:p text:style-name="P5">Capacitor with electric field only on one plate, both charged, AC signal</text:p>
      <text:p text:style-name="P5">Capacitor with ferromagnetic core istead of dielectric, AC signal</text:p>
      <text:p text:style-name="P5">Coil with hollow dielectric core instead of ferromagnetic, AC signal</text:p>
      <text:p text:style-name="P5">Saturation coil with 3 mode filter output, back emf generates 9 mode instead of 1</text:p>
      <text:p text:style-name="P5">Bias field (not permanent magnet or electret sourced) hysteresis signal</text:p>
      <text:p text:style-name="P5">Mono spin radiator — radiate more on one spin of ferrite or dielectric core than the other, causes rotation of e.g. electrons or a disc</text:p>
      <text:p text:style-name="P5"/>
      <text:p text:style-name="P7">Consequences:</text:p>
      <text:p text:style-name="P7"/>
      <text:p text:style-name="P7">1. <text:span text:style-name="T4">Ae</text:span>ther field component is kind of equivalent to Riemannian and also to laplactian of wave function.</text:p>
      <text:p text:style-name="P7">2. Different sun size evidence in Hungary is therefore in.</text:p>
      <text:p text:style-name="P7">3. Different rotor dimension scaling for different people on the bulgarian Pleven train station is _not_ in at first sign but really is in if Aq stays coefficient one but units are transofmed according to the gradients/partials. 2X and 2sqrt(2) scaling</text:p>
      <text:p text:style-name="P7"><text:soft-page-break/>4. <text:span text:style-name="T4">C</text:span>loud distance scaling in Portishead bristol is possibly in with the different sun size. Scaling of 2 and 2{sqrt{2}} possible with and without locking impulse and velocity and with using and not using the laplacian component.</text:p>
      <text:p text:style-name="P9">5. Fussion can produce both thrust and energy depending on the size and direction of the vector potential due to unganged impulse and velocity in «hell».</text:p>
      <text:p text:style-name="P10">6. Inraloka can produce energy by having the radiator cables made of partial matter misnamed as gold.</text:p>
      <text:p text:style-name="P10">7. Earth like lokas can produce free energy, but the set of radiators can differ from place to place.</text:p>
      <text:p text:style-name="P11">8. if the forbidden by postulates solution existed aka impulse partial matter on its own, it couldn’t produce net energy mass, only work like quantity of ma.v rather than f.v. <text:span text:style-name="T5">but if we stay to the postulates this is not s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1:19.172952387</meta:creation-date>
    <dc:date>2025-02-03T13:26:14.133878410</dc:date>
    <meta:editing-duration>PT52M2S</meta:editing-duration>
    <meta:editing-cycles>14</meta:editing-cycles>
    <meta:generator>LibreOffice/24.2.7.2$Linux_X86_64 LibreOffice_project/420$Build-2</meta:generator>
    <meta:document-statistic meta:table-count="0" meta:image-count="0" meta:object-count="6" meta:page-count="2" meta:paragraph-count="33" meta:word-count="427" meta:character-count="2600" meta:non-whitespace-character-count="2199"/>
  </office:meta>
</office:document-meta>
</file>

<file path=Object 1/content.xml><?xml version="1.0" encoding="utf-8"?>
<math xmlns="http://www.w3.org/1998/Math/MathML" display="block">
  <semantics>
    <mrow>
      <mrow>
        <mo stretchy="false">−</mo>
        <mi>i</mi>
      </mrow>
      <mi mathvariant="normal">ℏ</mi>
      <mrow>
        <mo fence="true" form="prefix" stretchy="false">(</mo>
        <mrow>
          <mrow>
            <mrow>
              <msub>
                <mo stretchy="false">∂</mo>
                <mi>μ</mi>
              </msub>
              <mo stretchy="false">+</mo>
              <mi>α</mi>
            </mrow>
            <msubsup>
              <mo stretchy="false">∂</mo>
              <mi>μ</mi>
              <mn>2</mn>
            </msubsup>
          </mrow>
        </mrow>
        <mo fence="true" form="postfix" stretchy="false">)</mo>
      </mrow>
      <mrow>
        <mi>ψ</mi>
        <mo stretchy="false">=</mo>
        <mi>k</mi>
      </mrow>
      <mi>ψ</mi>
      <mrow>
        <msqrt>
          <mrow>
            <mrow>
              <mo fence="true" form="prefix" stretchy="false">(</mo>
              <mrow>
                <mrow>
                  <msup>
                    <mo stretchy="false">∂</mo>
                    <mi>ψ</mi>
                  </msup>
                  <mo stretchy="false">+</mo>
                  <mi mathvariant="italic">Aq</mi>
                  <mo stretchy="false">+</mo>
                  <msup>
                    <mi>H</mi>
                    <mi>μ</mi>
                  </msup>
                </mrow>
              </mrow>
              <mo fence="true" form="postfix" stretchy="false">)</mo>
            </mrow>
            <msub>
              <mo stretchy="false">⊗</mo>
              <mi mathvariant="normal">Δ</mi>
            </msub>
            <mrow>
              <mo fence="true" form="prefix" stretchy="false">(</mo>
              <mrow>
                <mrow>
                  <mrow>
                    <msub>
                      <mo stretchy="false">∂</mo>
                      <mi>η</mi>
                    </msub>
                    <mo stretchy="false">+</mo>
                    <msub>
                      <mi>H</mi>
                      <mi>η</mi>
                    </msub>
                    <mo stretchy="false">+</mo>
                    <mi mathvariant="normal">ℏ</mi>
                  </mrow>
                  <mi>x</mi>
                </mrow>
              </mrow>
              <mo fence="true" form="postfix" stretchy="false">)</mo>
            </mrow>
          </mrow>
        </msqrt>
        <msub>
          <mo stretchy="false">⊗</mo>
          <mi mathvariant="normal">Δ</mi>
        </msub>
        <mrow>
          <mo fence="true" form="prefix" stretchy="false">(</mo>
          <mrow>
            <mrow>
              <mrow>
                <mn>1</mn>
                <mo stretchy="false">+</mo>
                <msup>
                  <mi>H</mi>
                  <mi>μ</mi>
                </msup>
              </mrow>
              <msub>
                <mi>H</mi>
                <mi>η</mi>
              </msub>
            </mrow>
          </mrow>
          <mo fence="true" form="postfix" stretchy="false">)</mo>
        </mrow>
      </mrow>
    </mrow>
    <annotation encoding="StarMath 5.0">-i hbar (partial_%mu+%alpha partial^2_%mu) %psi=k %psi sqrt {( partial^%psi+Aq+H^%mu )otimes_%DELTA(partial_%eta+H_%eta+hbar x  )} otimes_%DELTA ( 1+H^%mu H_%eta )</annotation>
  </semantics>
</math>
</file>

<file path=Object 2/content.xml><?xml version="1.0" encoding="utf-8"?>
<math xmlns="http://www.w3.org/1998/Math/MathML" display="block">
  <semantics>
    <mrow>
      <mrow>
        <msup>
          <mi>H</mi>
          <mi>μ</mi>
        </msup>
        <mo stretchy="false">=</mo>
        <mi mathvariant="italic">valx</mi>
      </mrow>
      <mrow>
        <mo fence="true" form="prefix" stretchy="false">(</mo>
        <mrow>
          <mrow>
            <mo fence="true" form="prefix" stretchy="false">{</mo>
            <mrow>
              <mrow>
                <mn>0</mn>
                <mi>;</mi>
                <mfrac>
                  <mn>1</mn>
                  <msqrt>
                    <mn>3</mn>
                  </msqrt>
                </mfrac>
                <mi mathvariant="italic">Aq</mi>
                <mi>;</mi>
                <mfrac>
                  <mn>1</mn>
                  <msqrt>
                    <mn>3</mn>
                  </msqrt>
                </mfrac>
                <mi mathvariant="italic">Aq</mi>
                <mi>;</mi>
                <mfrac>
                  <mn>1</mn>
                  <msqrt>
                    <mn>3</mn>
                  </msqrt>
                </mfrac>
                <mi mathvariant="italic">Aq</mi>
              </mrow>
            </mrow>
            <mo fence="true" form="postfix" stretchy="false">}</mo>
          </mrow>
        </mrow>
        <mo fence="true" form="postfix" stretchy="false">)</mo>
      </mrow>
    </mrow>
    <annotation encoding="StarMath 5.0">H^%mu=valx (lbrace 0; 1 over sqrt {3} Aq;1 over sqrt {3} Aq;1 over sqrt {3} Aq rbrace)</annotation>
  </semantics>
</math>
</file>

<file path=Object 3/content.xml><?xml version="1.0" encoding="utf-8"?>
<math xmlns="http://www.w3.org/1998/Math/MathML" display="block">
  <semantics>
    <mrow>
      <msub>
        <mi>H</mi>
        <mi>μ</mi>
      </msub>
      <mo stretchy="false">=</mo>
      <mrow>
        <mo fence="true" form="prefix" stretchy="false">{</mo>
        <mrow>
          <mrow>
            <mfrac>
              <mrow>
                <mo stretchy="false">−</mo>
                <mo stretchy="false">∂</mo>
              </mrow>
              <mrow>
                <mo stretchy="false">∂</mo>
                <mi>t</mi>
              </mrow>
            </mfrac>
            <msub>
              <mi>;</mi>
              <mi>α</mi>
            </msub>
            <msup>
              <mi>g</mi>
              <mrow>
                <mi>β</mi>
                <mi>μ</mi>
              </mrow>
            </msup>
            <mrow>
              <mo fence="true" form="prefix" stretchy="false">(</mo>
              <mrow>
                <mrow>
                  <mrow>
                    <mn>1</mn>
                    <mo stretchy="false">−</mo>
                    <mn>2</mn>
                  </mrow>
                  <msub>
                    <mi>K</mi>
                    <mrow>
                      <mi>μ</mi>
                      <mi>β</mi>
                      <mi>η</mi>
                    </mrow>
                  </msub>
                  <msubsup>
                    <mi>δ</mi>
                    <mi>μ</mi>
                    <mi>η</mi>
                  </msubsup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H_%mu=lbrace -partial over {partial t}; _%alpha g^{%beta %mu}(1-2 K_{%mu%beta%eta}%delta_%mu^%eta) rbrace</annotation>
  </semantics>
</math>
</file>

<file path=Object 4/content.xml><?xml version="1.0" encoding="utf-8"?>
<math xmlns="http://www.w3.org/1998/Math/MathML" display="block">
  <semantics>
    <mrow>
      <mi mathvariant="italic">OP</mi>
      <mrow>
        <msub>
          <mi>ψ</mi>
          <mi>μ</mi>
        </msub>
        <mo stretchy="false">⊗</mo>
        <msup>
          <mi>ψ</mi>
          <mi>η</mi>
        </msup>
      </mrow>
      <mrow>
        <mi>K</mi>
        <msub>
          <mo stretchy="false">≈</mo>
          <mn>3</mn>
        </msub>
        <mi mathvariant="italic">OP</mi>
      </mrow>
      <mrow>
        <mo fence="true" form="prefix" stretchy="false">(</mo>
        <mrow>
          <mrow>
            <mrow>
              <msub>
                <mi>ψ</mi>
                <mi>μ</mi>
              </msub>
              <mo stretchy="false">⊗</mo>
              <msup>
                <mi>ψ</mi>
                <mi>η</mi>
              </msup>
            </mrow>
            <mo stretchy="false">−</mo>
            <mrow>
              <msub>
                <mi>ψ</mi>
                <mi>μ</mi>
              </msub>
              <mo stretchy="false">⊙</mo>
              <msup>
                <mi>ψ</mi>
                <mi>η</mi>
              </msup>
            </mrow>
          </mrow>
        </mrow>
        <mo fence="true" form="postfix" stretchy="false">)</mo>
      </mrow>
    </mrow>
    <annotation encoding="StarMath 5.0">OP %psi_%mu otimes %psi^%eta K approx_3 OP( %psi_%mu otimes %psi^%eta-%psi_%mu odot %psi^%eta ) </annotation>
  </semantics>
</math>
</file>

<file path=Object 5/content.xml><?xml version="1.0" encoding="utf-8"?>
<math xmlns="http://www.w3.org/1998/Math/MathML" display="block">
  <semantics>
    <mrow>
      <msub>
        <mo stretchy="false">∂</mo>
        <mi>μ</mi>
      </msub>
      <mrow>
        <mrow>
          <mo fence="true" form="prefix" stretchy="false">(</mo>
          <mrow>
            <mrow>
              <mi>ψ</mi>
              <mo stretchy="false">⊗</mo>
              <mi>ψ</mi>
            </mrow>
          </mrow>
          <mo fence="true" form="postfix" stretchy="false">)</mo>
        </mrow>
        <mo stretchy="false">=</mo>
        <mfrac>
          <msup>
            <mi mathvariant="italic">GMc</mi>
            <mn>2</mn>
          </msup>
          <mrow>
            <mi mathvariant="normal">ℏ</mi>
            <mi>c</mi>
          </mrow>
        </mfrac>
      </mrow>
      <mrow>
        <mi>ψ</mi>
        <mo stretchy="false">⊙</mo>
        <mi>ψ</mi>
      </mrow>
    </mrow>
    <annotation encoding="StarMath 5.0">partial_%mu (%psi otimes %psi)=GMc^2 over {hbar c}%psi odot %psi</annotation>
  </semantics>
</math>
</file>

<file path=Object 6/content.xml><?xml version="1.0" encoding="utf-8"?>
<math xmlns="http://www.w3.org/1998/Math/MathML" display="block">
  <semantics>
    <mrow>
      <mi>K</mi>
      <mo stretchy="false">=</mo>
      <mrow>
        <mo fence="true" form="prefix" stretchy="false">(</mo>
        <mrow>
          <mrow>
            <mrow>
              <mn>1</mn>
              <mo stretchy="false">−</mo>
              <mfrac>
                <mrow>
                  <mi mathvariant="normal">ℏ</mi>
                  <mi>c</mi>
                  <mi>γ</mi>
                </mrow>
                <msup>
                  <mi mathvariant="italic">GMc</mi>
                  <mn>2</mn>
                </msup>
              </mfrac>
            </mrow>
            <msub>
              <mo stretchy="false">∂</mo>
              <mi>μ</mi>
            </msub>
          </mrow>
        </mrow>
        <mo fence="true" form="postfix" stretchy="false">)</mo>
      </mrow>
    </mrow>
    <annotation encoding="StarMath 5.0">K=( 1-{hbar c %gamma} over GMc^2 partial_%mu )</annotation>
  </semantics>
</math>
</file>